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formation des usagers</text:p>
      <text:p text:style-name="Author">Damien Belvèze</text:p>
      <text:p text:style-name="Date">2023-06-16</text:p>
      <text:h text:style-name="Heading_20_1" text:outline-level="1"><text:bookmark-start text:name="organisation-de-la-mission"/>Organisation de la mission<text:bookmark-end text:name="organisation-de-la-mission"/></text:h>
      <text:list text:style-name="L1">
        <text:list-item>
          <text:p text:style-name="P1">Répartition des rôles</text:p>
        </text:list-item>
        <text:list-item>
          <text:p text:style-name="P1">Mode de gouvernance</text:p>
        </text:list-item>
        <text:list-item>
          <text:p text:style-name="P1">élaboration des projets (réunions régulières coordinateurs)</text:p>
        </text:list-item>
        <text:list-item>
          <text:p text:style-name="P1">bilan (pré EPI)</text:p>
        </text:list-item>
      </text:list>
      <text:h text:style-name="Heading_20_1" text:outline-level="1"><text:bookmark-start text:name="orientation-des-contenus"/>Orientation des contenus<text:bookmark-end text:name="orientation-des-contenus"/></text:h>
      <text:p text:style-name="First_20_paragraph">Deux sources : - les initiatives locales (émanant des collègues ou des enseignants) - les <text:a xlink:type="simple" xlink:href="https://adbu.fr/commissions-thematiques/pedagogie-et-documentation" office:name=""><text:span text:style-name="Definition">orientations générales de la commission pédagogie</text:span></text:a> - Le référentiel de l’ACRL (<text:a xlink:type="simple" xlink:href="https://www.ala.org/acrl/sites/ala.org.acrl/files/content/standards/framework-french.pdf" office:name=""><text:span text:style-name="Definition">traduit par l’Université du Québec</text:span></text:a>)</text:p>
      <text:p text:style-name="Text_20_body">Construire les compétences informationnelles sur les compétences numériques</text:p>
      <text:list text:style-name="L2">
        <text:list-item>
          <text:p text:style-name="P2">double-cursus : réussir dans les études et réussir sa vie de citoyen bien informé</text:p>
        </text:list-item>
      </text:list>
      <text:h text:style-name="Heading_20_1" text:outline-level="1"><text:bookmark-start text:name="organisation-et-contenus-par-niveaux"/>organisation et contenus par niveaux<text:bookmark-end text:name="organisation-et-contenus-par-niveaux"/></text:h>
      <text:h text:style-name="Heading_20_2" text:outline-level="2"><text:bookmark-start text:name="licence"/>Licence<text:bookmark-end text:name="licence"/></text:h>
      <text:h text:style-name="Heading_20_3" text:outline-level="3"><text:bookmark-start text:name="organisation"/>organisation<text:bookmark-end text:name="organisation"/></text:h>
      <text:p text:style-name="First_20_paragraph">RESOUDRE conçu collégialement (à l’intérieur du SCD) et enrichi des apports des partenaires extérieurs (Rennes, CHU, Ifpek)</text:p>
      <text:h text:style-name="Heading_20_3" text:outline-level="3"><text:bookmark-start text:name="contenus"/>contenus<text:bookmark-end text:name="contenus"/></text:h>
      <text:p text:style-name="First_20_paragraph">contenus évolutifs, comportant la traditionnelle présentation de produits documentaires ou de moteurs de recherche insistance sur la méthode de recherche (cf. La recherche d’information est une exploration stratégique &gt; veille) Introduction de techniques issues de la culture numérique</text:p>
      <text:p text:style-name="Text_20_body">Licence : déployer RESOUDRE peu à peu avec les forces dont on dispose</text:p>
      <text:h text:style-name="Heading_20_2" text:outline-level="2"><text:bookmark-start text:name="master"/>Master<text:bookmark-end text:name="master"/></text:h>
      <text:h text:style-name="Heading_20_3" text:outline-level="3"><text:bookmark-start text:name="organisation-1"/>Organisation<text:bookmark-end text:name="organisation-1"/></text:h>
      <text:p text:style-name="First_20_paragraph">formation centrée sur la rédaction du mémoire. Très liée à des demandes singulières d’enseignants.</text:p>
      <text:h text:style-name="Heading_20_3" text:outline-level="3"><text:bookmark-start text:name="contenus-1"/>contenus<text:bookmark-end text:name="contenus-1"/></text:h>
      <text:p text:style-name="First_20_paragraph">gestion des références, recherche dans des moteurs ou bases spécialisées, feuille de style, veille</text:p>
      <text:p text:style-name="Text_20_body">Doctorat : formations dans lesquelles la Science Ouverte (incluant la gestion des données) prend de plus en plus de pl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ormation des usagers</dc:title>
    <dc:description/>
    <dc:subject/>
    <meta:keyword/>
    <meta:initial-creator>Damien Belvèze</meta:initial-creator>
    <dc:creator>Damien Belvèze</dc:creator>
    <meta:creation-date>2023-06-16T08:22:35Z</meta:creation-date>
    <dc:date>2023-06-16T08:22:35Z</dc:date>
    <meta:user-defined meta:name="aliases" meta:value-type="string"/>
    <meta:user-defined meta:name="biblio_style" meta:value-type="string">csl.csl</meta:user-defined>
    <meta:user-defined meta:name="bibliography" meta:value-type="string">mylibrary.bib</meta:user-defined>
    <meta:user-defined meta:name="date" meta:value-type="string">2023-06-16</meta:user-defined>
    <meta:user-defined meta:name="id" meta:value-type="string">20230616_formation des usagers</meta:user-defined>
    <meta:user-defined meta:name="link_citations" meta:value-type="string">True</meta:user-defined>
    <meta:user-defined meta:name="subtitle" meta:value-type="string"/>
    <meta:user-defined meta:name="tags" meta:value-type="string"/>
  </office:meta>
</office:document-meta>
</file>